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paragraph-properties fo:padding="0.074cm" fo:border-left="none" fo:border-right="none" fo:border-top="none" fo:border-bottom="0.002cm solid #000000" style:join-border="false"/>
      <style:text-properties style:language-asian="ja" style:country-asian="JP"/>
    </style:style>
    <style:style style:name="T1" style:family="text">
      <style:text-properties style:language-asian="ja" style:country-asian="JP"/>
    </style:style>
    <style:style style:name="T2" style:family="text">
      <style:text-properties fo:font-weight="bold" style:language-asian="ja" style:country-asian="JP"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運用型タイトルで気を付けたい点とコードのあれこれ</text:p>
      <text:p text:style-name="P1"/>
      <text:p text:style-name="P1">・マジックナンバーの使用は避ける</text:p>
      <text:p text:style-name="P1">　運用型タイトルだとメンバーの入れ替えや担当替えであとから入った人員がわからなくなる場合が多いため、デファイン定義で変数名で説明したり最低限でもコメントでカバーして何のために作ったのかを明示するようにはしたい。</text:p>
      <text:p text:style-name="P1"/>
      <text:p text:style-name="P1">-------------------------------------------------------------------------</text:p>
      <text:p text:style-name="P1">Int version = 1000;</text:p>
      <text:p text:style-name="P1">↓</text:p>
      <text:p text:style-name="P1">#define VERSION_BASE 1000</text:p>
      <text:p text:style-name="P1"/>
      <text:p text:style-name="P1">もしくはしっかりと注釈と今後の運用のためにどうやって行くかを最低限示唆しておく。</text:p>
      <text:p text:style-name="P1"/>
      <text:p text:style-name="P1">int version = 1000; <text:s text:c="2"/>// 基礎となるアプリバージョンの定義、運用が進んでいく場合は加算</text:p>
      <text:p text:style-name="P1"/>
      <text:p text:style-name="P1">こうしておくと担当者が代わってもすんなりと運用のために調整はしていけた。</text:p>
      <text:p text:style-name="P1">また、Ｇｉｔなどのバージョン管理ツールで差分を追っていけば万が一にミスがあった場合でもどのタイミングで書き変わったかの特定がしやすかった。</text:p>
      <text:p text:style-name="P1">最初に書いた担当者以外でも意図や用途を確認しやすくするために説明は実績として非常に有効であることは多々あったので、今後もこのような運用タイトルでは気を付けて行きたい。</text:p>
      <text:p text:style-name="P1"/>
      <text:p text:style-name="P1"/>
      <text:p text:style-name="P1">・極力運用中のロジックを崩さないためにベタ書きは避けてデータに分ける</text:p>
      <text:p text:style-name="P2"/>
      <text:p text:style-name="Standard"><text:span text:style-name="T2">改善前</text:span></text:p>
      <text:p text:style-name="Standard"><text:span text:style-name="T1">極端な例ではあるが以下のように</text:span>DRY原則<text:span text:style-name="T1">を無視したコードがあったとする場合（これまで何度か見たことがある…）</text:span></text:p>
      <text:p text:style-name="P1">こういったコードの場合書いた人員以外にはなぜ下記のような数値が並んでいるのかわからない、こうなってくるとあとから担当する人員にはいじれない、またやる際にしても失敗した際の万が一のプレッシャーを考えてしまい担当人員のモチベーションが落ちることもあったため、こういったコードの運用はいかなる理由があったとしても避けたい。</text:p>
      <text:p text:style-name="P1"/>
      <text:p text:style-name="P1">if(version ==100 )</text:p>
      <text:p text:style-name="P1">{</text:p>
      <text:p text:style-name="P1"><text:s text:c="3"/>for(int i = 0; i &lt; 10+11+12+13+3; i++)</text:p>
      <text:p text:style-name="P1"><text:s text:c="3"/>{}</text:p>
      <text:p text:style-name="P1">}</text:p>
      <text:p text:style-name="P1">else if(version ==101 )</text:p>
      <text:p text:style-name="P1">{</text:p>
      <text:p text:style-name="P1"><text:s text:c="3"/>for(int i = 0; i &lt; 10+11+12+13+3+4; i++)</text:p>
      <text:p text:style-name="P1"><text:s text:c="3"/>{}</text:p>
      <text:p text:style-name="P1">}</text:p>
      <text:p text:style-name="P1">...</text:p>
      <text:p text:style-name="P1"/>
      <text:p text:style-name="P1">↓</text:p>
      <text:p text:style-name="P1">改善案</text:p>
      <text:p text:style-name="P1"/>
      <text:p text:style-name="P1">運用型のタイトルはもちろんのこと、アップデート型のコンソールゲーム等でもコーディングの際には説明を記載はしたい、ソースに詳細を記載して可読性が下がったりすることに抵抗がある場合などは社内Ｗｉｋｉ等での共有ももちろん併用したい</text:p>
      <text:p text:style-name="P1"/>
      <text:p text:style-name="P1"><text:soft-page-break/>しっりとなぜこの数値が定義されたのかを説明する、いつのタイミングで追加されたのかの説明は運用型タイトルでは特にあったほうがいいと考えている</text:p>
      <text:p text:style-name="P1">ケースバイケースではあるが、このデータを追加した担当者の名前を書いている場合もある。</text:p>
      <text:p text:style-name="P1">これは誰に聞けばいいか？ということを明示するためのものでチーム運用の面でも役に立った</text:p>
      <text:p text:style-name="P1">#define BASE_COUNT 10<text:tab/>// 基礎データ</text:p>
      <text:p text:style-name="P1">#define BONUS_A 11<text:tab/>// 運用で追加になった 20xx.4 のリリースバージョンから</text:p>
      <text:p text:style-name="P1">#define BONUS_B 12<text:tab/>// 20xx.5のアップデートにより必須項目となったのでさらに追加</text:p>
      <text:p text:style-name="P1">#define BONUS_C 13<text:tab/>// 20ｘｘ.6　のアップデートで対応追加（仕様書＊＊＊を参照のこと）</text:p>
      <text:p text:style-name="P1">#define EXTRA 3<text:tab/><text:tab/>// バグ修正の調整により追加　</text:p>
      <text:p text:style-name="P1">#define BASE_CO|UNT2 4<text:tab/>// 基礎データの底上げにより追加 by miyawaki</text:p>
      <text:p text:style-name="P1"/>
      <text:p text:style-name="P1"/>
      <text:p text:style-name="P1">構造体を作る際にもメンバ変数が何の意図で用意しているのかも極力明記したい、特に変数名を長くすると可読性が下がりうるケースや複数の意図に見えうる場合などもあるので注釈によるカバーはしたい</text:p>
      <text:p text:style-name="P1">//アプリバージョンとデータカウントの定義</text:p>
      <text:p text:style-name="P1">typedef struct {</text:p>
      <text:p text:style-name="P1"><text:s text:c="4"/>int version;<text:tab/><text:tab/>//　アプリバージョン</text:p>
      <text:p text:style-name="P1"><text:s text:c="4"/>int count;<text:tab/><text:tab/>//　アプリに必要なデータ構造のカウント</text:p>
      <text:p text:style-name="P1">} VersionInfo;</text:p>
      <text:p text:style-name="P1"/>
      <text:p text:style-name="P1"/>
      <text:p text:style-name="P1">データも単純に記載するだけではなく今後の運用に向けて誰が見ても気を付ける点をすぐ把握できるように対処したい</text:p>
      <text:p text:style-name="P1">// バージョンが追加されていく際はデータの最後尾に必要な値を追加してください</text:p>
      <text:p text:style-name="P1">// カウントに関してはマジックナンバーは極力避けてください</text:p>
      <text:p text:style-name="P1">VersionInfo versions[] = {</text:p>
      <text:p text:style-name="P1"><text:s text:c="4"/>{ 100, BASE_COUNT + BONUS_A + BONUS_B + BONUS_C + EXTRA },</text:p>
      <text:p text:style-name="P1"><text:s text:c="4"/>{ 101, BASE_COUNT + BONUS_A + BONUS_B + BONUS_C + EXTRA + EXTRA_V101 }</text:p>
      <text:p text:style-name="P1">};</text:p>
      <text:p text:style-name="P1"/>
      <text:p text:style-name="P1">改善前と比べてコードはコピペしなくても１つで賄えるようになる、大きな仕様変更がない限りバージョンが上がってもコードの変更はしなくてよくなるので極力データでカバーできて動作が安定するようなロジックにはしておきたい</text:p>
      <text:p text:style-name="P1">// アプリのバージョンに合わせたカウントで実行</text:p>
      <text:p text:style-name="P1">for(int i = 0; i &lt; sizeof(versions)/sizeof(VersionInfo); i++) {</text:p>
      <text:p text:style-name="P1"><text:s text:c="4"/>if(version == versions[i].version) {</text:p>
      <text:p text:style-name="P1"><text:s text:c="8"/>for(int j = 0; j &lt; versions[i].count; j++) {</text:p>
      <text:p text:style-name="P1"><text:s text:c="12"/>// Do something</text:p>
      <text:p text:style-name="P1"><text:s text:c="8"/>}</text:p>
      <text:p text:style-name="P1"><text:s text:c="4"/>}</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9M8S</meta:editing-duration>
    <meta:editing-cycles>4</meta:editing-cycles>
    <meta:generator>OpenOffice/4.1.15$Win32 OpenOffice.org_project/4115m2$Build-9813</meta:generator>
    <dc:date>2025-04-07T23:43:29.01</dc:date>
    <dc:creator>miyawaki hidenori</dc:creator>
    <meta:document-statistic meta:table-count="0" meta:image-count="0" meta:object-count="0" meta:page-count="2" meta:paragraph-count="61" meta:word-count="1549" meta:character-count="2300"/>
    <meta:user-defined meta:name="Info 1"/>
    <meta:user-defined meta:name="Info 2"/>
    <meta:user-defined meta:name="Info 3"/>
    <meta:user-defined meta:name="Info 4"/>
  </office:meta>
</office:document-meta>
</file>